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0dcd29" officeooo:paragraph-rsid="000dcd29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LAN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9:02:18.160865131</meta:creation-date>
    <dc:date>2021-05-23T09:03:18.133631184</dc:date>
    <meta:editing-duration>PT1M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